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/>
      <style:text-properties fo:font-weight="normal" officeooo:rsid="00100648" officeooo:paragraph-rsid="00100648" style:font-weight-asian="normal" style:font-weight-complex="normal"/>
    </style:style>
    <style:style style:name="P2" style:family="paragraph" style:parent-style-name="Standard">
      <style:paragraph-properties fo:line-height="115%"/>
      <style:text-properties fo:font-weight="normal" officeooo:rsid="0011844f" officeooo:paragraph-rsid="0011844f" style:font-weight-asian="normal" style:font-weight-complex="normal"/>
    </style:style>
    <style:style style:name="P3" style:family="paragraph" style:parent-style-name="Standard">
      <style:paragraph-properties fo:line-height="115%"/>
      <style:text-properties fo:font-weight="normal" officeooo:rsid="001215a7" officeooo:paragraph-rsid="0025dcd2" style:font-weight-asian="normal" style:font-weight-complex="normal"/>
    </style:style>
    <style:style style:name="P4" style:family="paragraph" style:parent-style-name="Standard">
      <style:paragraph-properties fo:line-height="115%"/>
      <style:text-properties fo:font-weight="bold" officeooo:rsid="00103ed4" officeooo:paragraph-rsid="001215a7" style:font-weight-asian="bold" style:font-weight-complex="bold"/>
    </style:style>
    <style:style style:name="P5" style:family="paragraph" style:parent-style-name="Standard">
      <style:paragraph-properties fo:line-height="115%"/>
      <style:text-properties fo:font-size="12pt" style:text-underline-style="solid" style:text-underline-width="auto" style:text-underline-color="font-color" fo:font-weight="bold" officeooo:rsid="00100648" officeooo:paragraph-rsid="00100648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15%"/>
      <style:text-properties fo:font-size="12pt" style:text-underline-style="solid" style:text-underline-width="auto" style:text-underline-color="font-color" fo:font-weight="bold" officeooo:rsid="00103ed4" officeooo:paragraph-rsid="0011844f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15%"/>
      <style:text-properties fo:font-size="12pt" style:text-underline-style="solid" style:text-underline-width="auto" style:text-underline-color="font-color" fo:font-weight="bold" officeooo:rsid="001215a7" officeooo:paragraph-rsid="001215a7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paragraph-properties fo:line-height="115%"/>
      <style:text-properties fo:font-weight="normal" officeooo:rsid="00100648" officeooo:paragraph-rsid="00100648" style:font-weight-asian="normal" style:font-weight-complex="normal"/>
    </style:style>
    <style:style style:name="P9" style:family="paragraph" style:parent-style-name="Standard">
      <style:paragraph-properties fo:line-height="115%" fo:text-align="center" style:justify-single-word="false"/>
      <style:text-properties fo:font-size="14pt" style:text-underline-style="none" fo:font-weight="bold" officeooo:rsid="002b35e1" officeooo:paragraph-rsid="002b35e1" style:font-size-asian="13.3500003814697pt" style:font-weight-asian="bold" style:font-size-complex="15.25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fo:font-size="11pt" style:text-underline-style="none" fo:font-weight="bold" officeooo:rsid="002b35e1" officeooo:paragraph-rsid="002b35e1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487b" style:font-weight-asian="normal" style:font-weight-complex="normal"/>
    </style:style>
    <style:style style:name="T3" style:family="text">
      <style:text-properties fo:font-weight="normal" officeooo:rsid="0011844f" style:font-weight-asian="normal" style:font-weight-complex="normal"/>
    </style:style>
    <style:style style:name="T4" style:family="text">
      <style:text-properties fo:font-weight="normal" officeooo:rsid="001215a7" style:font-weight-asian="normal" style:font-weight-complex="normal"/>
    </style:style>
    <style:style style:name="T5" style:family="text">
      <style:text-properties fo:font-weight="normal" officeooo:rsid="001998a1" style:font-weight-asian="normal" style:font-weight-complex="normal"/>
    </style:style>
    <style:style style:name="T6" style:family="text">
      <style:text-properties fo:font-weight="normal" officeooo:rsid="001b50a9" style:font-weight-asian="normal" style:font-weight-complex="normal"/>
    </style:style>
    <style:style style:name="T7" style:family="text">
      <style:text-properties fo:font-weight="normal" officeooo:rsid="001ba78d" style:font-weight-asian="normal" style:font-weight-complex="normal"/>
    </style:style>
    <style:style style:name="T8" style:family="text">
      <style:text-properties fo:font-weight="normal" officeooo:rsid="001f32ad" style:font-weight-asian="normal" style:font-weight-complex="normal"/>
    </style:style>
    <style:style style:name="T9" style:family="text">
      <style:text-properties officeooo:rsid="00103ed4"/>
    </style:style>
    <style:style style:name="T10" style:family="text">
      <style:text-properties officeooo:rsid="0015d282"/>
    </style:style>
    <style:style style:name="T11" style:family="text">
      <style:text-properties officeooo:rsid="0017dd77"/>
    </style:style>
    <style:style style:name="T12" style:family="text">
      <style:text-properties officeooo:rsid="00212b6a"/>
    </style:style>
    <style:style style:name="T13" style:family="text">
      <style:text-properties officeooo:rsid="0025dcd2"/>
    </style:style>
    <style:style style:name="T14" style:family="text">
      <style:text-properties officeooo:rsid="0029bfa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eam GR Contract</text:p>
      <text:p text:style-name="P10"/>
      <text:p text:style-name="P5">General Info</text:p>
      <text:list text:style-name="L1">
        <text:list-item>
          <text:p text:style-name="P8">Team Name: GR</text:p>
        </text:list-item>
        <text:list-item>
          <text:p text:style-name="P8">Team Member: Gabriel Rod<text:span text:style-name="T9">ri</text:span>guez-Padilla (<text:a xlink:type="simple" xlink:href="mailto:rodrigg2@mail.uc.edu" text:style-name="Internet_20_link" text:visited-style-name="Visited_20_Internet_20_Link">rodrigg2@mail.uc.edu</text:a>)</text:p>
        </text:list-item>
        <text:list-item>
          <text:p text:style-name="P8">External Advisor: Brian Bailey (<text:a xlink:type="simple" xlink:href="mailto:baileybp4@gmail.com" text:style-name="Internet_20_link" text:visited-style-name="Visited_20_Internet_20_Link">baileybp4@gmail.com</text:a>)</text:p>
        </text:list-item>
      </text:list>
      <text:p text:style-name="P1"/>
      <text:p text:style-name="P6">Proposed Meeting Schedule</text:p>
      <text:p text:style-name="P4"><text:span text:style-name="T1"><text:tab/>I plan on meeting with my external advisor every two weeks. </text:span><text:span text:style-name="T4">T</text:span><text:span text:style-name="T2">he meetings</text:span><text:span text:style-name="T1"> can be at any time during the week excluding: Tuesday, </text:span><text:span text:style-name="T2">Thursday, and occasionally Friday afternoon </text:span><text:span text:style-name="T3">(3 – 5 pm)</text:span><text:span text:style-name="T2">. </text:span><text:span text:style-name="T6">Additionally, </text:span><text:span text:style-name="T7">having these </text:span><text:span text:style-name="T6">m</text:span><text:span text:style-name="T5">eetings held virtually in the </text:span><text:span text:style-name="T7">evening </text:span><text:span text:style-name="T5">would be preferred</text:span><text:span text:style-name="T3">. </text:span><text:span text:style-name="T6">T</text:span><text:span text:style-name="T3">he specific dates </text:span><text:span text:style-name="T4">and times </text:span><text:span text:style-name="T5">of </text:span><text:span text:style-name="T8">the meetings </text:span><text:span text:style-name="T5">will be determined once </text:span><text:span text:style-name="T3">my external advisor gets back to me. </text:span></text:p>
      <text:p text:style-name="P2"/>
      <text:p text:style-name="P7">Project Focus</text:p>
      <text:p text:style-name="P3"><text:tab/><text:span text:style-name="T10">To stay within the realm of IoT analytics, the project’s focus </text:span>would <text:span text:style-name="T10">revolve around </text:span>build<text:span text:style-name="T10">ing </text:span>a data pipeline from the ground up. <text:span text:style-name="T13">For example</text:span><text:span text:style-name="T10">, key atmospheric data metrics could be recorded </text:span><text:span text:style-name="T13">in a building </text:span><text:span text:style-name="T12">experiencing</text:span><text:span text:style-name="T10"> ventilation issues. Metrics such as temperature, humidity, airflow, would be collected by IoT devices. From there the collected data would be sent to a server for processing and viewing. Such a project would allow me to use all of the skills I </text:span><text:span text:style-name="T11">have</text:span><text:span text:style-name="T10"> learned from my co-ops and internships thus far. </text:span><text:span text:style-name="T14">This project would also allow me to demonstrate how creating a date pipeline in-house can be done quickly, affordably, and with extensibility in mind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11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ans" fo:font-size="11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8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9T20:41:24.942000000</meta:creation-date>
    <dc:date>2023-10-29T01:19:48.555000000</dc:date>
    <meta:editing-duration>PT2H9M4S</meta:editing-duration>
    <meta:editing-cycles>26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9" meta:word-count="198" meta:character-count="1237" meta:non-whitespace-character-count="1047"/>
  </office:meta>
</office:document-meta>
</file>